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4347in" style:rel-column-width="3506*"/>
    </style:style>
    <style:style style:name="Table1.B" style:family="table-column">
      <style:table-column-properties style:column-width="5.3174in" style:rel-column-width="7657*"/>
    </style:style>
    <style:style style:name="Table1.C" style:family="table-column">
      <style:table-column-properties style:column-width="0.2424in" style:rel-column-width="349*"/>
    </style:style>
    <style:style style:name="Table1.D" style:family="table-column">
      <style:table-column-properties style:column-width="1.441in" style:rel-column-width="2075*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table:align="margins"/>
    </style:style>
    <style:style style:name="Table2.A" style:family="table-column">
      <style:table-column-properties style:column-width="3.0646in" style:rel-column-width="4413*"/>
    </style:style>
    <style:style style:name="Table2.B" style:family="table-column">
      <style:table-column-properties style:column-width="4.191in" style:rel-column-width="6035*"/>
    </style:style>
    <style:style style:name="Table2.C" style:family="table-column">
      <style:table-column-properties style:column-width="0.2424in" style:rel-column-width="349*"/>
    </style:style>
    <style:style style:name="Table2.D" style:family="table-column">
      <style:table-column-properties style:column-width="1.9375in" style:rel-column-width="2790*"/>
    </style:style>
    <style:style style:name="Table2.1" style:family="table-row">
      <style:table-row-properties style:min-row-height="0.3153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0pt" officeooo:paragraph-rsid="000437c6" style:font-size-asian="10pt" style:font-name-complex="Hebrew Paleo Gezer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0pt" officeooo:rsid="00277b71" officeooo:paragraph-rsid="000437c6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0pt" officeooo:rsid="00357f31" officeooo:paragraph-rsid="000437c6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officeooo:rsid="002b0604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0pt" officeooo:rsid="0020ef54" officeooo:paragraph-rsid="000437c6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0pt" officeooo:rsid="000437c6" officeooo:paragraph-rsid="000437c6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0pt" officeooo:paragraph-rsid="000437c6" style:font-size-asian="10pt" style:font-name-complex="Keter Aram Tsova" style:font-size-complex="10pt" style:language-complex="he" style:country-complex="IL"/>
    </style:style>
    <style:style style:name="P10" style:family="paragraph" style:parent-style-name="Standard">
      <style:text-properties officeooo:paragraph-rsid="000437c6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sakim" style:font-size-complex="14pt" style:language-complex="he" style:country-complex="IL" style:font-style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ehama" style:font-size-complex="14pt" style:language-complex="he" style:country-complex="IL" style:font-style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achlaot" style:font-size-complex="14pt" style:language-complex="he" style:country-complex="IL" style:font-style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Comix No2 CLM" style:font-size-complex="14pt" style:language-complex="he" style:country-complex="IL" style:font-style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Paskol" style:font-size-complex="14pt" style:language-complex="he" style:country-complex="IL" style:font-style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 style:language-complex="he" style:country-complex="I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fo:font-weight="bold" officeooo:rsid="003df3dc" officeooo:paragraph-rsid="000437c6" style:font-size-asian="12pt" style:font-style-asian="normal" style:font-weight-asian="bold" style:font-name-complex="Refoyl" style:font-size-complex="12pt" style:language-complex="he" style:country-complex="IL" style:font-style-complex="normal" style:font-weight-complex="bold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Dragon" style:font-size-complex="18pt" style:language-complex="he" style:country-complex="IL" style:font-style-complex="normal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3pt" officeooo:rsid="003df3dc" officeooo:paragraph-rsid="000437c6" style:font-size-asian="13pt" style:font-name-complex="Miri" style:font-size-complex="13pt" style:language-complex="he" style:country-complex="IL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0437c6" style:font-size-asian="12pt" style:font-weight-asian="bold" style:font-name-complex="Hebrew Samaritan" style:font-size-complex="12pt" style:font-weight-complex="bold"/>
    </style:style>
    <style:style style:name="T1" style:family="text">
      <style:text-properties style:language-complex="he" style:country-complex="IL"/>
    </style:style>
    <style:style style:name="T2" style:family="text">
      <style:text-properties officeooo:rsid="0018668c" style:language-complex="he" style:country-complex="IL"/>
    </style:style>
    <style:style style:name="T3" style:family="text">
      <style:text-properties fo:font-size="12pt" fo:background-color="transparent" loext:char-shading-value="0" style:font-size-asian="12pt" style:font-name-complex="Nachlieli CLM" style:font-size-complex="12pt"/>
    </style:style>
    <style:style style:name="T4" style:family="text">
      <style:text-properties fo:font-size="12pt" officeooo:rsid="001bff44" fo:background-color="transparent" loext:char-shading-value="0" style:font-size-asian="12pt" style:font-name-complex="Nachlieli CLM" style:font-size-complex="12pt"/>
    </style:style>
    <style:style style:name="T5" style:family="text">
      <style:text-properties officeooo:rsid="00277b71"/>
    </style:style>
    <style:style style:name="T6" style:family="text">
      <style:text-properties fo:font-style="normal" officeooo:rsid="003df3dc" style:font-style-asian="normal" style:font-style-complex="normal"/>
    </style:style>
    <style:style style:name="T7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8" style:family="text">
      <style:text-properties fo:font-style="normal" officeooo:rsid="003df3dc" style:font-style-asian="normal" style:font-name-complex="Journal CLM" style:font-style-complex="normal"/>
    </style:style>
    <style:style style:name="T9" style:family="text">
      <style:text-properties officeooo:rsid="003df3dc"/>
    </style:style>
    <style:style style:name="T10" style:family="text">
      <style:text-properties officeooo:rsid="0018668c"/>
    </style:style>
    <style:style style:name="T11" style:family="text">
      <style:text-properties style:font-name-complex="Hebrew SoferStam Ashkenaz" style:language-complex="he" style:country-complex="IL"/>
    </style:style>
    <style:style style:name="T12" style:family="text">
      <style:text-properties style:font-name-complex="Journal CLM"/>
    </style:style>
    <style:style style:name="T13" style:family="text">
      <style:text-properties officeooo:rsid="00017e83" fo:background-color="transparent" loext:char-shading-value="0"/>
    </style:style>
    <style:style style:name="T14" style:family="text">
      <style:text-properties officeooo:rsid="001bff44" fo:background-color="transparent" loext:char-shading-value="0"/>
    </style:style>
    <style:style style:name="T15" style:family="text">
      <style:text-properties officeooo:rsid="000437c6" fo:background-color="transparent" loext:char-shading-value="0"/>
    </style:style>
    <style:style style:name="T16" style:family="text">
      <style:text-properties officeooo:rsid="001ecdc3"/>
    </style:style>
    <style:style style:name="T17" style:family="text">
      <style:text-properties style:font-name="FreeSans" fo:font-size="9pt" style:font-size-asian="9pt" style:font-name-complex="Hebrew Paleo Qumran" style:font-size-complex="9pt"/>
    </style:style>
    <style:style style:name="T18" style:family="text">
      <style:text-properties fo:font-size="9pt" style:font-size-asian="9pt" style:font-name-complex="Hebrew Paleo Qumran" style:font-size-complex="9pt"/>
    </style:style>
    <style:style style:name="T19" style:family="text">
      <style:text-properties style:font-name-complex="Hebrew Paleo Qumran"/>
    </style:style>
    <style:style style:name="T20" style:family="text">
      <style:text-properties officeooo:rsid="00054c21" style:font-name-complex="Hebrew Paleo Qumr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<text:span text:style-name="T4">Fonts </text:span><text:span text:style-name="T13">not</text:span><text:span text:style-name="T4"> supporting </text:span><text:span text:style-name="T13">Hebrew Diacritic positioning, </text:span><text:span text:style-name="T15">continued</text:span><text:span text:style-name="T14"> (</text:span><text:span text:style-name="T13">default </text:span><text:span text:style-name="T14">14pt)</text:span></text:p>
          </table:table-cell>
          <table:table-cell table:style-name="Table1.B1" office:value-type="string">
            <text:p text:style-name="P22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3">Drugulin CLM <text:span text:style-name="T5">(Italic, 16pt)</text:span>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2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Drugulin CLM 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2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Linux Biolinum/Libertine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3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FreeSerif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4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FreeSans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4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5">Pfennig</text:p>
          </table:table-cell>
        </table:table-row>
        <table:table-row>
          <table:table-cell table:style-name="Table1.A2" table:number-columns-spanned="2" office:value-type="string">
            <text:p text:style-name="P42"><text:span text:style-name="T6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Miriam Mono CLM</text:p>
          </table:table-cell>
        </table:table-row>
        <table:table-row>
          <table:table-cell table:style-name="Table1.A2" table:number-columns-spanned="2" office:value-type="string">
            <text:p text:style-name="P43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FreeMono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44"><text:span text:style-name="T6">דג סקרן שט בים מאוכזב ולפתע מצא חברה</text:span> 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9">Aharoni CLM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51">דג סקרן שט בים מאוכזב ולפתע מצא חברה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9">Horev CLM <text:span text:style-name="T9">(24pt)</text:span></text:p>
          </table:table-cell>
        </table:table-row>
        <table:table-row>
          <table:table-cell table:style-name="Table1.A2" table:number-columns-spanned="2" office:value-type="string">
            <text:p text:style-name="P25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Migdal HaEmeq</text:p>
          </table:table-cell>
        </table:table-row>
        <table:table-row>
          <table:table-cell table:style-name="Table1.A2" table:number-columns-spanned="2" office:value-type="string">
            <text:p text:style-name="P38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8">Stop Motion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26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Retro Perspective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2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Asakim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2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Nehama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2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Nachlaot</text:p>
          </table:table-cell>
        </table:table-row>
        <table:table-row>
          <table:table-cell table:style-name="Table1.A2" table:number-columns-spanned="2" office:value-type="string">
            <text:p text:style-name="P45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Ktav-Yad CLM</text:p>
          </table:table-cell>
        </table:table-row>
        <table:table-row>
          <table:table-cell table:style-name="Table1.A2" table:number-columns-spanned="2" office:value-type="string">
            <text:p text:style-name="P50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Ellinoa CLM (Italics)</text:p>
          </table:table-cell>
        </table:table-row>
        <table:table-row>
          <table:table-cell table:style-name="Table1.A2" table:number-columns-spanned="2" office:value-type="string">
            <text:p text:style-name="P52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Refoyl <text:span text:style-name="T10">(12 pt)</text:span></text:p>
          </table:table-cell>
        </table:table-row>
        <table:table-row>
          <table:table-cell table:style-name="Table1.A2" table:number-columns-spanned="2" office:value-type="string">
            <text:p text:style-name="P30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Anka CLM <text:span text:style-name="T10">(13pt)</text:span></text:p>
          </table:table-cell>
        </table:table-row>
        <table:table-row>
          <table:table-cell table:style-name="Table1.A2" table:number-columns-spanned="2" office:value-type="string">
            <text:p text:style-name="P31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Gan CLM</text:p>
          </table:table-cell>
        </table:table-row>
        <table:table-row>
          <table:table-cell table:style-name="Table1.A2" table:number-columns-spanned="2" office:value-type="string">
            <text:p text:style-name="P32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7">Trashim CLM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3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Comix No2 CLM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6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Dragon <text:span text:style-name="T9">(18pt)</text:span></text:p>
          </table:table-cell>
        </table:table-row>
        <table:table-row>
          <table:table-cell table:style-name="Table1.A2" table:number-columns-spanned="2" office:value-type="string">
            <text:p text:style-name="P64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Miri <text:span text:style-name="T2">(13pt)</text:span></text:p>
          </table:table-cell>
        </table:table-row>
        <table:table-row>
          <table:table-cell table:style-name="Table1.A2" table:number-columns-spanned="2" office:value-type="string">
            <text:p text:style-name="P34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Tnua Libre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46"><text:span text:style-name="T6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Ellinia CLM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35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Yehuda CLM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47"><text:span text:style-name="T6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Hillel CLM</text:p>
          </table:table-cell>
        </table:table-row>
        <table:table-row>
          <table:table-cell table:style-name="Table1.A2" table:number-columns-spanned="2" office:value-type="string">
            <text:p text:style-name="P36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Gladia CLM</text:p>
          </table:table-cell>
        </table:table-row>
        <table:table-row>
          <table:table-cell table:style-name="Table1.A2" table:number-columns-spanned="2" office:value-type="string">
            <text:p text:style-name="P48"><text:span text:style-name="T7">דג סקרן שט בים מאוכזב ולפתע מצא חברה</text:span><text:span text:style-name="T11"> </text:span>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Ozrad CLM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49"><text:span text:style-name="T8">דג סקרן שט בים מאוכזב ולפתע מצא חברה</text:span><text:span text:style-name="T12"> </text:span>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Journal CLM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3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3">Paskol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7"><text:span text:style-name="T19">Samaritan and ancient </text:span><text:span text:style-name="T20">Semitic</text:span><text:span text:style-name="T19"> scripts</text:span></text:p>
          </table:table-cell>
          <table:table-cell table:style-name="Table2.B1" office:value-type="string">
            <text:p text:style-name="P62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3">Hebrew Square Samaritan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6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ebrew Paleo Qumran <text:s/><text:span text:style-name="T16">(11pt)</text:span>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5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ebrew Paleo Siloam 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6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ebrew Paleo Lakhish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6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ebrew Paleo Gezer 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5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ebrew Paleo Mesha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5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Aramaic Imperial Yeb 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5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Aramaic Early Bar-Raqib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5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Aramaic VIIBCE 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5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Phoenician Ahiram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5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Proto Canaanite <text:span text:style-name="T16">12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9:20.835000000</meta:creation-date>
    <dc:date>2014-06-12T15:48:02.799000000</dc:date>
    <meta:editing-duration>PT1M9S</meta:editing-duration>
    <meta:editing-cycles>3</meta:editing-cycles>
    <meta:generator>LibreOffice/4.2.4.2$Windows_x86 LibreOffice_project/63150712c6d317d27ce2db16eb94c2f3d7b699f8</meta:generator>
    <meta:document-statistic meta:table-count="2" meta:image-count="0" meta:object-count="0" meta:page-count="1" meta:paragraph-count="90" meta:word-count="453" meta:character-count="2228" meta:non-whitespace-character-count="1853"/>
  </office:meta>
</office:document-meta>
</file>